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0184"/>
    </style:style>
    <style:style style:name="T1" style:family="text">
      <style:text-properties officeooo:rsid="0012cf1a"/>
    </style:style>
    <style:style style:name="T2" style:family="text">
      <style:text-properties officeooo:rsid="001601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var a = null //a ist ein Objekt.</text:span></text:p>
      <text:p text:style-name="Standard"/>
      <text:p text:style-name="Standard">→<text:span text:style-name="T2"> ist ein Objekt oder Variable nicht vorhanden, sind sie undefined. Sie sind auch undefined, wenn ein Objekt oder Variable existiert, jedoch leer sind.</text:span></text:p>
      <text:p text:style-name="Standard"><text:tab/><text:span text:style-name="T2">if(req.session.user === undefined){</text:span></text:p>
      <text:p text:style-name="P1"><text:tab/><text:tab/>//<text:span text:style-name="T2">wird ausgeführt wenn das Objekt user leer ist oder nicht existiert.</text:span><text:tab/></text:p>
      <text:p text:style-name="P1"><text:span text:style-name="T2"><text:tab/>}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5:03:53.428736966</meta:creation-date>
    <meta:generator>LibreOffice/6.0.3.2$Linux_X86_64 LibreOffice_project/00m0$Build-2</meta:generator>
    <dc:date>2018-05-10T18:42:19.955192048</dc:date>
    <meta:editing-duration>PT3H38M25S</meta:editing-duration>
    <meta:editing-cycles>6</meta:editing-cycles>
    <meta:document-statistic meta:table-count="0" meta:image-count="0" meta:object-count="0" meta:page-count="1" meta:paragraph-count="5" meta:word-count="48" meta:character-count="295" meta:non-whitespace-character-count="247"/>
  </office:meta>
</office:document-meta>
</file>